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rsid="0042e0c7" officeooo:paragraph-rsid="003596bd"/>
    </style:style>
    <style:style style:name="P2" style:family="paragraph" style:parent-style-name="Standard">
      <style:text-properties fo:font-size="16pt" officeooo:rsid="00161eec" officeooo:paragraph-rsid="00661cfa" style:font-size-asian="16pt" style:font-size-complex="16pt"/>
    </style:style>
    <style:style style:name="P3" style:family="paragraph" style:parent-style-name="Standard">
      <style:text-properties officeooo:paragraph-rsid="0067ade1"/>
    </style:style>
    <style:style style:name="P4" style:family="paragraph" style:parent-style-name="Standard">
      <style:text-properties officeooo:rsid="007b1695" officeooo:paragraph-rsid="007b1695"/>
    </style:style>
    <style:style style:name="P5" style:family="paragraph" style:parent-style-name="Standard">
      <style:text-properties officeooo:paragraph-rsid="007b1695"/>
    </style:style>
    <style:style style:name="P6" style:family="paragraph" style:parent-style-name="Standard">
      <style:text-properties officeooo:rsid="002f7a1c" officeooo:paragraph-rsid="00886e64"/>
    </style:style>
    <style:style style:name="P7" style:family="paragraph" style:parent-style-name="Standard">
      <style:text-properties officeooo:rsid="005f5cd3" officeooo:paragraph-rsid="00832426"/>
    </style:style>
    <style:style style:name="P8" style:family="paragraph" style:parent-style-name="Standard">
      <style:text-properties officeooo:rsid="005f5cd3" officeooo:paragraph-rsid="001e8368"/>
    </style:style>
    <style:style style:name="P9" style:family="paragraph" style:parent-style-name="Standard">
      <style:text-properties officeooo:rsid="007fa2ab" officeooo:paragraph-rsid="007fa2ab"/>
    </style:style>
    <style:style style:name="P10" style:family="paragraph" style:parent-style-name="Standard">
      <style:text-properties officeooo:rsid="0083e2c9" officeooo:paragraph-rsid="0083e2c9"/>
    </style:style>
    <style:style style:name="P11" style:family="paragraph" style:parent-style-name="Standard">
      <style:text-properties officeooo:paragraph-rsid="001e8368"/>
    </style:style>
    <style:style style:name="P12" style:family="paragraph" style:parent-style-name="Standard">
      <style:text-properties officeooo:rsid="008bc6ad" officeooo:paragraph-rsid="008bc6ad"/>
    </style:style>
    <style:style style:name="P13" style:family="paragraph" style:parent-style-name="Standard">
      <style:text-properties officeooo:rsid="008bc6ad" officeooo:paragraph-rsid="008f96bb"/>
    </style:style>
    <style:style style:name="P14" style:family="paragraph" style:parent-style-name="Standard">
      <style:text-properties officeooo:paragraph-rsid="008bc6ad"/>
    </style:style>
    <style:style style:name="P15" style:family="paragraph" style:parent-style-name="Standard">
      <style:text-properties officeooo:rsid="00341246" officeooo:paragraph-rsid="00886e64"/>
    </style:style>
    <style:style style:name="P16" style:family="paragraph" style:parent-style-name="Standard">
      <style:text-properties officeooo:rsid="008d869b" officeooo:paragraph-rsid="008d869b"/>
    </style:style>
    <style:style style:name="P17" style:family="paragraph" style:parent-style-name="Standard">
      <style:text-properties officeooo:rsid="008f96bb" officeooo:paragraph-rsid="008f96bb"/>
    </style:style>
    <style:style style:name="P18" style:family="paragraph" style:parent-style-name="Standard">
      <style:text-properties officeooo:rsid="009ace6d" officeooo:paragraph-rsid="009ace6d"/>
    </style:style>
    <style:style style:name="P19" style:family="paragraph" style:parent-style-name="Standard">
      <style:text-properties officeooo:paragraph-rsid="009ace6d"/>
    </style:style>
    <style:style style:name="P20" style:family="paragraph" style:parent-style-name="Standard">
      <style:text-properties officeooo:rsid="008cfc76" officeooo:paragraph-rsid="009ace6d"/>
    </style:style>
    <style:style style:name="P21" style:family="paragraph" style:parent-style-name="Standard">
      <style:text-properties officeooo:paragraph-rsid="0042e0c7"/>
    </style:style>
    <style:style style:name="P22" style:family="paragraph" style:parent-style-name="Text_20_body">
      <style:text-properties officeooo:rsid="005ee661" officeooo:paragraph-rsid="001a3662"/>
    </style:style>
    <style:style style:name="P23" style:family="paragraph" style:parent-style-name="Text_20_body">
      <style:text-properties fo:font-size="10pt" officeooo:rsid="00215314" officeooo:paragraph-rsid="0067ade1" style:font-size-asian="10pt" style:font-size-complex="10pt"/>
    </style:style>
    <style:style style:name="P24" style:family="paragraph" style:parent-style-name="Text_20_body">
      <style:text-properties fo:font-size="10pt" officeooo:paragraph-rsid="0067ade1" style:font-size-asian="10pt" style:font-size-complex="10pt"/>
    </style:style>
    <style:style style:name="P25" style:family="paragraph" style:parent-style-name="Text_20_body">
      <style:text-properties officeooo:rsid="005f5cd3" officeooo:paragraph-rsid="00562cc6"/>
    </style:style>
    <style:style style:name="P26" style:family="paragraph" style:parent-style-name="Table_20_Contents">
      <style:text-properties officeooo:paragraph-rsid="0067ade1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ódigo">
      <style:text-properties officeooo:rsid="007cfa9e" officeooo:paragraph-rsid="007cfa9e"/>
    </style:style>
    <style:style style:name="P29" style:family="paragraph" style:parent-style-name="Código">
      <style:text-properties officeooo:paragraph-rsid="00801cd4"/>
    </style:style>
    <style:style style:name="P30" style:family="paragraph" style:parent-style-name="Código">
      <style:text-properties officeooo:paragraph-rsid="00874143"/>
    </style:style>
    <style:style style:name="P31" style:family="paragraph" style:parent-style-name="Código">
      <style:text-properties officeooo:paragraph-rsid="008b0ff1"/>
    </style:style>
    <style:style style:name="P32" style:family="paragraph" style:parent-style-name="Código">
      <style:text-properties officeooo:rsid="008bc6ad" officeooo:paragraph-rsid="008bc6ad"/>
    </style:style>
    <style:style style:name="P33" style:family="paragraph" style:parent-style-name="Código">
      <style:text-properties officeooo:rsid="008bc6ad" officeooo:paragraph-rsid="008d07d4"/>
    </style:style>
    <style:style style:name="P34" style:family="paragraph" style:parent-style-name="Código">
      <style:text-properties officeooo:paragraph-rsid="008e4311"/>
    </style:style>
    <style:style style:name="P35" style:family="paragraph" style:parent-style-name="Código">
      <style:text-properties officeooo:paragraph-rsid="008f96bb"/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Heading_20_3">
      <style:text-properties officeooo:rsid="0081fa45" officeooo:paragraph-rsid="005ee661"/>
    </style:style>
    <style:style style:name="P38" style:family="paragraph" style:parent-style-name="Heading_20_3">
      <style:text-properties officeooo:rsid="006b0bd7" officeooo:paragraph-rsid="006b0bd7"/>
    </style:style>
    <style:style style:name="P39" style:family="paragraph" style:parent-style-name="Heading_20_3">
      <style:text-properties officeooo:rsid="00872f2a" officeooo:paragraph-rsid="005ee661"/>
    </style:style>
    <style:style style:name="P40" style:family="paragraph" style:parent-style-name="Heading_20_3">
      <style:text-properties officeooo:rsid="00886e64" officeooo:paragraph-rsid="003596bd"/>
    </style:style>
    <style:style style:name="P41" style:family="paragraph" style:parent-style-name="Heading_20_3">
      <style:text-properties officeooo:rsid="008d869b" officeooo:paragraph-rsid="003ca11e"/>
    </style:style>
    <style:style style:name="P42" style:family="paragraph" style:parent-style-name="Standard" style:list-style-name="L1"/>
    <style:style style:name="P43" style:family="paragraph" style:parent-style-name="Standard" style:list-style-name="L2">
      <style:text-properties officeooo:rsid="005f5cd3" officeooo:paragraph-rsid="00832426"/>
    </style:style>
    <style:style style:name="P44" style:family="paragraph" style:parent-style-name="Standard" style:list-style-name="L2">
      <style:text-properties officeooo:rsid="00958bfc" officeooo:paragraph-rsid="00958bfc"/>
    </style:style>
    <style:style style:name="P45" style:family="paragraph" style:parent-style-name="Standard" style:list-style-name="L2">
      <style:text-properties officeooo:rsid="0093b03d" officeooo:paragraph-rsid="00958bfc"/>
    </style:style>
    <style:style style:name="T1" style:family="text">
      <style:text-properties officeooo:rsid="0018a7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1fa45" style:font-style-asian="italic" style:font-style-complex="italic"/>
    </style:style>
    <style:style style:name="T4" style:family="text">
      <style:text-properties fo:font-style="italic" officeooo:rsid="00834d9d" style:font-style-asian="italic" style:font-style-complex="italic"/>
    </style:style>
    <style:style style:name="T5" style:family="text">
      <style:text-properties fo:font-style="italic" officeooo:rsid="00872f2a" style:font-style-asian="italic" style:font-style-complex="italic"/>
    </style:style>
    <style:style style:name="T6" style:family="text">
      <style:text-properties style:font-name="Liberation Mono" fo:font-size="10pt" officeooo:rsid="00874143" style:font-size-asian="9pt" style:font-size-complex="9pt"/>
    </style:style>
    <style:style style:name="T7" style:family="text">
      <style:text-properties officeooo:rsid="002520fe"/>
    </style:style>
    <style:style style:name="T8" style:family="text">
      <style:text-properties officeooo:rsid="0011a93d"/>
    </style:style>
    <style:style style:name="T9" style:family="text">
      <style:text-properties officeooo:rsid="00215314"/>
    </style:style>
    <style:style style:name="T10" style:family="text">
      <style:text-properties officeooo:rsid="006a2611"/>
    </style:style>
    <style:style style:name="T11" style:family="text">
      <style:text-properties officeooo:rsid="00744b40"/>
    </style:style>
    <style:style style:name="T12" style:family="text">
      <style:text-properties officeooo:rsid="0076b85c"/>
    </style:style>
    <style:style style:name="T13" style:family="text">
      <style:text-properties officeooo:rsid="00791ac1"/>
    </style:style>
    <style:style style:name="T14" style:family="text">
      <style:text-properties officeooo:rsid="007cfa9e"/>
    </style:style>
    <style:style style:name="T15" style:family="text">
      <style:text-properties officeooo:rsid="00801cd4"/>
    </style:style>
    <style:style style:name="T16" style:family="text">
      <style:text-properties officeooo:rsid="0081fa45"/>
    </style:style>
    <style:style style:name="T17" style:family="text">
      <style:text-properties officeooo:rsid="00832426"/>
    </style:style>
    <style:style style:name="T18" style:family="text">
      <style:text-properties officeooo:rsid="00834d9d"/>
    </style:style>
    <style:style style:name="T19" style:family="text">
      <style:text-properties officeooo:rsid="00872f2a"/>
    </style:style>
    <style:style style:name="T20" style:family="text">
      <style:text-properties officeooo:rsid="00874143"/>
    </style:style>
    <style:style style:name="T21" style:family="text">
      <style:text-properties officeooo:rsid="00886e64"/>
    </style:style>
    <style:style style:name="T22" style:family="text">
      <style:text-properties officeooo:rsid="008b0ff1"/>
    </style:style>
    <style:style style:name="T23" style:family="text">
      <style:text-properties officeooo:rsid="008bc6ad"/>
    </style:style>
    <style:style style:name="T24" style:family="text">
      <style:text-properties officeooo:rsid="008d07d4"/>
    </style:style>
    <style:style style:name="T25" style:family="text">
      <style:text-properties officeooo:rsid="008e4311"/>
    </style:style>
    <style:style style:name="T26" style:family="text">
      <style:text-properties officeooo:rsid="008f70c9"/>
    </style:style>
    <style:style style:name="T27" style:family="text">
      <style:text-properties officeooo:rsid="008f96bb"/>
    </style:style>
    <style:style style:name="T28" style:family="text">
      <style:text-properties officeooo:rsid="0091928a"/>
    </style:style>
    <style:style style:name="T29" style:family="text">
      <style:text-properties officeooo:rsid="0092ed22"/>
    </style:style>
    <style:style style:name="T30" style:family="text">
      <style:text-properties officeooo:rsid="00958bfc"/>
    </style:style>
    <style:style style:name="T31" style:family="text">
      <style:text-properties officeooo:rsid="0097e4a6"/>
    </style:style>
    <style:style style:name="T32" style:family="text">
      <style:text-properties officeooo:rsid="0098e616"/>
    </style:style>
    <style:style style:name="T33" style:family="text">
      <style:text-properties officeooo:rsid="009ace6d"/>
    </style:style>
    <style:style style:name="T34" style:family="text">
      <style:text-properties officeooo:rsid="00b27a9a"/>
    </style:style>
    <style:style style:name="T35" style:family="text">
      <style:text-properties officeooo:rsid="009b578b"/>
    </style:style>
    <style:style style:name="T36" style:family="text">
      <style:text-properties officeooo:rsid="009b5c2d"/>
    </style:style>
    <style:style style:name="T37" style:family="text">
      <style:text-properties officeooo:rsid="009bfa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7">Curso Básico de </text:span>Python</text:p>
      <text:p text:style-name="Standard"/>
      <text:p text:style-name="Title"><text:span text:style-name="T10">5</text:span><text:span text:style-name="T1">. </text:span><text:span text:style-name="T10">Estructuras de datos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27"><text:a xlink:type="simple" xlink:href="#__RefHeading___Toc11369_3545566123" text:style-name="Index_20_Link" text:visited-style-name="Index_20_Link">1 Estructuras de datos<text:tab/>1</text:a></text:p>
          <text:p text:style-name="P27"><text:a xlink:type="simple" xlink:href="#__RefHeading___Toc1022_1357282705" text:style-name="Index_20_Link" text:visited-style-name="Index_20_Link">2 Listas<text:tab/>1</text:a></text:p>
          <text:p text:style-name="P27"><text:a xlink:type="simple" xlink:href="#__RefHeading___Toc11371_3545566123" text:style-name="Index_20_Link" text:visited-style-name="Index_20_Link">3 Tuplas<text:tab/>4</text:a></text:p>
          <text:p text:style-name="P27"><text:a xlink:type="simple" xlink:href="#__RefHeading___Toc920_635396442" text:style-name="Index_20_Link" text:visited-style-name="Index_20_Link">4 Conjuntos<text:tab/>4</text:a></text:p>
          <text:p text:style-name="P27"><text:a xlink:type="simple" xlink:href="#__RefHeading___Toc963_635396442" text:style-name="Index_20_Link" text:visited-style-name="Index_20_Link">5 Diccionarios<text:tab/>5</text:a></text:p>
          <text:p text:style-name="P27"><text:a xlink:type="simple" xlink:href="#__RefHeading___Toc1088_635396442" text:style-name="Index_20_Link" text:visited-style-name="Index_20_Link">6 Ejercicios<text:tab/>6</text:a></text:p>
        </text:index-body>
      </text:table-of-content>
      <text:p text:style-name="Standard"/>
      <text:p text:style-name="P22"><text:span text:style-name="T16">Este capítulo describe </text:span><text:span text:style-name="T33">co</text:span><text:span text:style-name="T16">n</text:span><text:span text:style-name="T33"> mayor</text:span><text:span text:style-name="T16"> detalle</text:span><text:span text:style-name="T33"> los</text:span><text:span text:style-name="T16"> tipos de datos compuestos</text:span><text:span text:style-name="T29">:</text:span><text:span text:style-name="T16"> listas, tuplas,</text:span><text:span text:style-name="T29"> conjuntos</text:span><text:span text:style-name="T16"> y diccionarios.</text:span></text:p>
      <text:h text:style-name="P37" text:outline-level="3"><text:bookmark-start text:name="__RefHeading___Toc11369_3545566123"/>Estructuras de datos<text:bookmark-end text:name="__RefHeading___Toc11369_3545566123"/></text:h>
      <text:p text:style-name="Standard"><text:span text:style-name="T16">Una </text:span><text:span text:style-name="T3">estructura de datos</text:span><text:span text:style-name="T16"> es una colección de valores relacionados, organizados </text:span><text:span text:style-name="T33">e</text:span><text:span text:style-name="T16">n tipos de datos como listas, tuplas</text:span><text:span text:style-name="T33">, conjuntos</text:span><text:span text:style-name="T16"> o diccionarios. Son tipos de datos compuestos a partir de tipos de datos elementales: números enteros y decimales (punto flotante), cadenas de caracteres, valores booleanos </text:span><text:span text:style-name="Source_20_Text"><text:span text:style-name="T16">True</text:span></text:span><text:span text:style-name="T16"> y </text:span><text:span text:style-name="Source_20_Text"><text:span text:style-name="T16">False</text:span></text:span><text:span text:style-name="T16">, el tipo nulo </text:span><text:span text:style-name="Source_20_Text"><text:span text:style-name="T16">None</text:span></text:span><text:span text:style-name="T16">.</text:span></text:p>
      <text:p text:style-name="Standard"/>
      <text:p text:style-name="Standard">Lecturas recomendadas:</text:p>
      <text:list xml:id="list3039852036" text:style-name="L1">
        <text:list-item>
          <text:p text:style-name="P42"><text:a xlink:type="simple" xlink:href="https://docs.python.org/es/3/tutorial/datastructures.html" text:style-name="Internet_20_link" text:visited-style-name="Visited_20_Internet_20_Link">Estructuras de datos</text:a> en el <text:a xlink:type="simple" xlink:href="https://docs.python.org/es/3/tutorial/" text:style-name="Internet_20_link" text:visited-style-name="Visited_20_Internet_20_Link">Tutorial de Python</text:a><text:span text:style-name="T16">. </text:span><text:span text:style-name="T18">El contenido de esta capítulo del Tutorial de Python es muy accesible; las secciones</text:span><text:span text:style-name="T33"> siguientes de este capítulo</text:span><text:span text:style-name="T18"> presentan un resumen en forma de referencia rápida (</text:span><text:span text:style-name="T4">quick reference</text:span><text:span text:style-name="T18">) de ese contenido, con algunas aclaraciones. </text:span></text:p>
        </text:list-item>
      </text:list>
      <text:h text:style-name="P38" text:outline-level="3"><text:bookmark-start text:name="__RefHeading___Toc1022_1357282705"/>Listas<text:bookmark-end text:name="__RefHeading___Toc1022_1357282705"/></text:h>
      <text:p text:style-name="Standard"><text:span text:style-name="T2">Métodos de listas.</text:span><text:span text:style-name="T12"> La clase </text:span><text:span text:style-name="Source_20_Text"><text:span text:style-name="T12">list</text:span></text:span><text:span text:style-name="T12"> provee un conjunto de métodos para realizar operaciones sobre una lista. Los siguientes ejemplos muestran el uso de estos métodos.</text:span></text:p>
      <text:p text:style-name="Standard"/>
      <text:p text:style-name="Standard">Sintaxis: <text:s/><text:span text:style-name="Source_20_Text"><text:span text:style-name="T2">nombre_lista</text:span></text:span><text:span text:style-name="Source_20_Text">.</text:span><text:span text:style-name="Source_20_Text"><text:span text:style-name="T2">nombre_metodo</text:span></text:span><text:span text:style-name="Source_20_Text">([</text:span><text:span text:style-name="Source_20_Text"><text:span text:style-name="T2">parametros</text:span></text:span><text:span text:style-name="Source_20_Text">])</text:span></text:p>
      <text:p text:style-name="P14"><text:span text:style-name="T23">El comando </text:span><text:span text:style-name="Source_20_Text"><text:span text:style-name="T23">help("list")</text:span></text:span><text:span text:style-name="T23"> muestra los métodos disponibles para la clase.</text:span></text:p>
      <text:p text:style-name="P5"/>
      <text:p text:style-name="P4">Ejemplos de uso de métodos de lista:</text:p>
      <text:p text:style-name="Código">&gt;&gt;&gt; letras = ["h", "g", "c", "d", "c", "b", "f", "g"] <text:s/># define lista</text:p>
      <text:p text:style-name="Código">&gt;&gt;&gt; letras.append("A") <text:s text:c="8"/># agrega "A" al final</text:p>
      <text:p text:style-name="Código">&gt;&gt;&gt; letras</text:p>
      <text:p text:style-name="Código">['h', 'g', 'c', 'd', 'c', 'b', 'f', 'g', 'A']</text:p>
      <text:p text:style-name="Código">&gt;&gt;&gt; ls_otras = ["W", "X", "Y"] # define otra lista</text:p>
      <text:p text:style-name="Código">&gt;&gt;&gt; letras.extend(ls_otras) <text:s text:c="3"/># agrega la lista ls_otras al final</text:p>
      <text:p text:style-name="Código">&gt;&gt;&gt; letras</text:p>
      <text:p text:style-name="Código">['h', 'g', 'c', 'd', 'c', 'b', 'f', 'g', 'A', 'W', 'X', 'Y']</text:p>
      <text:p text:style-name="Código">&gt;&gt;&gt; ls_otras.insert(2, "M") <text:s text:c="3"/># inserta "M" con índice 2, lugar 3</text:p>
      <text:p text:style-name="Código">&gt;&gt;&gt; ls_otras</text:p>
      <text:p text:style-name="Código">['W', 'X', 'M', 'Y']</text:p>
      <text:p text:style-name="Código">&gt;&gt;&gt; ls_otras.insert(0,"A") <text:s text:c="4"/># inserta "A" al principio, índice 0</text:p>
      <text:p text:style-name="Código">&gt;&gt;&gt; ls_otras.insert(len(ls_otras), "Z") # inserta "Z" al final</text:p>
      <text:p text:style-name="Código">&gt;&gt;&gt; ls_otras</text:p>
      <text:p text:style-name="Código"><text:soft-page-break/>['A', 'W', 'X', 'M', 'Y', 'Z']</text:p>
      <text:p text:style-name="Código">&gt;&gt;&gt; letras.remove("X") <text:s text:c="8"/># quita elemento de valor "X", si está</text:p>
      <text:p text:style-name="Código">&gt;&gt;&gt; letras</text:p>
      <text:p text:style-name="Código">['h', 'g', 'c', 'd', 'c', 'b', 'f', 'g', 'A', 'W', 'Y']</text:p>
      <text:p text:style-name="Código">&gt;&gt;&gt; try:</text:p>
      <text:p text:style-name="Código"><text:tab/>letras.remove("X") <text:s text:c="4"/># devuelve ValueError si no está</text:p>
      <text:p text:style-name="Código">except ValueError:</text:p>
      <text:p text:style-name="Código"><text:tab/>print(" <text:s text:c="2"/>ValueError: X no está en la lista:")</text:p>
      <text:p text:style-name="Código"><text:tab/></text:p>
      <text:p text:style-name="Código"><text:s text:c="3"/>ValueError: X no está en la lista:</text:p>
      <text:p text:style-name="Código">&gt;&gt;&gt; pop_ult = letras.pop() <text:s text:c="4"/># quita y devuelve último valor de la lista</text:p>
      <text:p text:style-name="Código">&gt;&gt;&gt; pop_ult<text:span text:style-name="T11">, letras</text:span></text:p>
      <text:p text:style-name="Código"><text:span text:style-name="T11">(</text:span>'Y'<text:span text:style-name="T11">, </text:span>['h', 'g', 'c', 'd', 'c', 'b', 'f', 'g', 'A', 'W']<text:span text:style-name="T11">)</text:span></text:p>
      <text:p text:style-name="Código">&gt;&gt;&gt; pop_3 = letras.pop(3) <text:s/><text:span text:style-name="T11">#</text:span> quita y devuelve elemento de índice 3, lugar 4</text:p>
      <text:p text:style-name="Código">&gt;&gt;&gt; pop_3<text:span text:style-name="T11">, letras</text:span></text:p>
      <text:p text:style-name="Código"><text:span text:style-name="T11">(</text:span>'d'<text:span text:style-name="T11">, </text:span>['h', 'g', 'c', 'c', 'b', 'f', 'g', 'A', 'W']<text:span text:style-name="T11">)</text:span></text:p>
      <text:p text:style-name="Código">&gt;&gt;&gt; pop_0 = letras.pop(0) <text:s text:c="5"/># quita y devuelve primer elemento, índice 0</text:p>
      <text:p text:style-name="Código">&gt;&gt;&gt; pop_0<text:span text:style-name="T11">, letras</text:span></text:p>
      <text:p text:style-name="Código"><text:span text:style-name="T11">(</text:span>'h'<text:span text:style-name="T11">, </text:span>['g', 'c', 'c', 'b', 'f', 'g', 'A', 'W']<text:span text:style-name="T11">)</text:span></text:p>
      <text:p text:style-name="Código">&gt;&gt;&gt; i = letras.index("b") <text:s text:c="5"/># índice de elemento de valor "b"</text:p>
      <text:p text:style-name="Código">&gt;&gt;&gt; i, letras[i]</text:p>
      <text:p text:style-name="Código">(3, 'b')</text:p>
      <text:p text:style-name="Código">&gt;&gt;&gt; try:</text:p>
      <text:p text:style-name="Código"><text:tab/>j = letras.index("b", 5, 7) <text:s/># índice de "b" entre 5 y 7</text:p>
      <text:p text:style-name="Código">except ValueError:</text:p>
      <text:p text:style-name="Código"><text:tab/>print("'b' no está en letras.index('b', 5, 7), entre índices 5 y 7")</text:p>
      <text:p text:style-name="Código"><text:tab/></text:p>
      <text:p text:style-name="Código">'b' no está en letras.index('b', 5, 7), entre índices 5 y 7</text:p>
      <text:p text:style-name="Código">&gt;&gt;&gt; i = letras.index("A", 5, 7) # devuelve índice si está entre 5 y 7</text:p>
      <text:p text:style-name="Código">&gt;&gt;&gt; i, letras[i]</text:p>
      <text:p text:style-name="Código">(6, 'A')</text:p>
      <text:p text:style-name="Código">&gt;&gt;&gt; cnt_c = letras.count("c") <text:s/># cantidad de veces que aparece "c"</text:p>
      <text:p text:style-name="Código">&gt;&gt;&gt; cnt_X = letras.count("X") <text:s/># 0 si "X" no está</text:p>
      <text:p text:style-name="Código">&gt;&gt;&gt; print("c está", cnt_c, "veces; X está", cnt_X, "veces")</text:p>
      <text:p text:style-name="Código">c está 2 veces; X está 0 veces</text:p>
      <text:p text:style-name="Código">&gt;&gt;&gt; letras</text:p>
      <text:p text:style-name="Código">['g', 'c', 'c', 'b', 'f', 'g', 'A', 'W']</text:p>
      <text:p text:style-name="Código">&gt;&gt;&gt; letras.sort()</text:p>
      <text:p text:style-name="Código">&gt;&gt;&gt; letras</text:p>
      <text:p text:style-name="Código">['A', 'W', 'b', 'c', 'c', 'f', 'g', 'g']</text:p>
      <text:p text:style-name="Código">&gt;&gt;&gt; letras.reverse()</text:p>
      <text:p text:style-name="Código">&gt;&gt;&gt; letras</text:p>
      <text:p text:style-name="Código">['g', 'g', 'f', 'c', 'c', 'b', 'W', 'A']</text:p>
      <text:p text:style-name="Código">&gt;&gt;&gt; ls_otras.clear()<text:span text:style-name="T11"> <text:s text:c="3"/># elimina elementos de la lista, la deja vacía</text:span></text:p>
      <text:p text:style-name="Código">&gt;&gt;&gt; ls_otras</text:p>
      <text:p text:style-name="Código">[]</text:p>
      <text:p text:style-name="Código">&gt;&gt;&gt; del letras[:]<text:span text:style-name="T11"> <text:s text:c="6"/># lo mismo, usando rebanadas (slicing)</text:span></text:p>
      <text:p text:style-name="Código">&gt;&gt;&gt; letras</text:p>
      <text:p text:style-name="Código">[]</text:p>
      <text:p text:style-name="P19"><text:span text:style-name="T33">Módulos ejemplo: </text:span><text:span text:style-name="Source_20_Text"><text:span text:style-name="T33">list_metodos.py</text:span></text:span><text:span text:style-name="T33">.</text:span></text:p>
      <text:p text:style-name="P18"/>
      <text:p text:style-name="Standard"><text:span text:style-name="T2">Comprensión de listas.</text:span> La comprensión de listas permite crear una lista a partir de otra, realizando operaciones sobre los elementos de una lista y/o verificando condiciones. La nueva lista se define entre paréntesis rectos <text:span text:style-name="Source_20_Text">[ ]</text:span> e incluirá una o varias sentencias <text:span text:style-name="Source_20_Text">for</text:span> para recorrer los elementos de la lista original, y eventualmnete sentencias <text:span text:style-name="Source_20_Text">if</text:span> para verificar condiciones. La palabra comprensión viene de comprender en el sentido de "contener o incluir en sí algo" (<text:a xlink:type="simple" xlink:href="https://dle.rae.es/comprender?m=form" text:style-name="Internet_20_link" text:visited-style-name="Visited_20_Internet_20_Link">RAE</text:a>). </text:p>
      <text:p text:style-name="Standard"/>
      <text:p text:style-name="P4">Sintaxis, en formato simplificado: <text:line-break/><text:span text:style-name="Source_20_Text">[ </text:span><text:span text:style-name="Source_20_Text"><text:span text:style-name="T2">expresión</text:span></text:span><text:span text:style-name="Source_20_Text"> for </text:span><text:span text:style-name="Source_20_Text"><text:span text:style-name="T2">variable</text:span></text:span><text:span text:style-name="Source_20_Text"> in </text:span><text:span text:style-name="Source_20_Text"><text:span text:style-name="T2">lista</text:span></text:span><text:span text:style-name="Source_20_Text"> ]</text:span> <text:s/>: comprensión sin condición.</text:p>
      <text:p text:style-name="P4"><text:span text:style-name="Source_20_Text">[ </text:span><text:span text:style-name="Source_20_Text"><text:span text:style-name="T2">expresión</text:span></text:span><text:span text:style-name="Source_20_Text"> for </text:span><text:span text:style-name="Source_20_Text"><text:span text:style-name="T2">variable</text:span></text:span><text:span text:style-name="Source_20_Text"> in </text:span><text:span text:style-name="Source_20_Text"><text:span text:style-name="T2">lista</text:span></text:span><text:span text:style-name="Source_20_Text"> if </text:span><text:span text:style-name="Source_20_Text"><text:span text:style-name="T2">condicion</text:span></text:span><text:span text:style-name="Source_20_Text"> ]</text:span> <text:s/>: comprensión con condición.</text:p>
      <text:p text:style-name="Standard"><text:soft-page-break/></text:p>
      <text:p text:style-name="Standard">Ejemplos de comprensión de listas:</text:p>
      <text:p text:style-name="Código">&gt;&gt;&gt; ls = ['z', 'q', 'p', 'd', 'c', 'c', 'a']</text:p>
      <text:p text:style-name="Código">&gt;&gt;&gt; [x+x+x for x in ls] <text:s text:c="2"/># comprensión simple con for</text:p>
      <text:p text:style-name="Código">['zzz', 'qqq', 'ppp', 'ddd', 'ccc', 'ccc', 'aaa']</text:p>
      <text:p text:style-name="Código"/>
      <text:p text:style-name="Código">&gt;&gt;&gt; [x+x+x for x in ls if x == 'z' or x == 'a'] <text:s/># comprensión con for e if</text:p>
      <text:p text:style-name="Código">['zzz', 'aaa']</text:p>
      <text:p text:style-name="Código"/>
      <text:p text:style-name="Código">&gt;&gt;&gt; [ [x, x+x] for x in ls if x == 'z' or x == 'a'] <text:s/># lista de listas</text:p>
      <text:p text:style-name="Código">[['z', 'zz'], ['a', 'aa']]</text:p>
      <text:p text:style-name="Código"/>
      <text:p text:style-name="Código">&gt;&gt;&gt; lsn = [11, 22, 33]</text:p>
      <text:p text:style-name="Código">&gt;&gt;&gt; [ x+str(y) for y in lsn for x in ls ] <text:s/># apareo de listas</text:p>
      <text:p text:style-name="Código">['z11', 'q11', 'p11', 'd11', 'c11', 'c11', 'a11', 'z22', 'q22', 'p22', 'd22', 'c22', 'c22', 'a22', 'z33', 'q33', 'p33', 'd33', 'c33', 'c33', 'a33']</text:p>
      <text:p text:style-name="Código"/>
      <text:p text:style-name="Código">&gt;&gt;&gt; [ x+str(y) for y in lsn for x in ls[:3] ] <text:s/># 3 x 3 = 9 elementos</text:p>
      <text:p text:style-name="Código">['z11', 'q11', 'p11', 'z22', 'q22', 'p22', 'z33', 'q33', 'p33']</text:p>
      <text:p text:style-name="Código"/>
      <text:p text:style-name="Código">&gt;&gt;&gt; [ ls[i] + str(lsn[i]) for i in range(0, len(lsn)) ] <text:s/># solo 3 items</text:p>
      <text:p text:style-name="Código">['z11', 'q22', 'p33']</text:p>
      <text:p text:style-name="Código"/>
      <text:p text:style-name="Código">&gt;&gt;&gt; from math import sqrt</text:p>
      <text:p text:style-name="Código">&gt;&gt;&gt; [sqrt(x) for x in lsn]<text:span text:style-name="T13"> <text:s text:c="3"/># aplica una función a elementos de una lista</text:span></text:p>
      <text:p text:style-name="Código">[3.3166247903554, 4.69041575982343, 5.744562646538029]</text:p>
      <text:p text:style-name="Standard"><text:span text:style-name="T2">Matrices.</text:span><text:span text:style-name="T14"> La comprensión de listas facilita la creación y operación con matrices.</text:span></text:p>
      <text:p text:style-name="Código">&gt;&gt;&gt; # matriz 3x3 de enteros 0 a 9, creación</text:p>
      <text:p text:style-name="Código">mat = [ [i for i in range(j, j+3)] for j in range(0, 9, 3) ]</text:p>
      <text:p text:style-name="Código">&gt;&gt;&gt; print(mat)</text:p>
      <text:p text:style-name="Código">[[0, 1, 2], [3, 4, 5], [6, 7, 8]]</text:p>
      <text:p text:style-name="Código"/>
      <text:p text:style-name="P28">&gt;&gt;&gt; # transposición de una matriz</text:p>
      <text:p text:style-name="Código"><text:span text:style-name="T14">&gt;&gt;&gt; </text:span>[ [fila[i] for fila in mat] for i in range(3)]</text:p>
      <text:p text:style-name="Código">[[0, 3, 6], [1, 4, 7], [2, 5, 8]]</text:p>
      <text:p text:style-name="Código"/>
      <text:p text:style-name="P9">La función <text:span text:style-name="Source_20_Text">zip</text:span><text:span text:style-name="T15"> itera sobre varias listas generando tuplas con un elemento de cada</text:span><text:span text:style-name="T18"> una de esas</text:span><text:span text:style-name="T15"> lista</text:span><text:span text:style-name="T18">s</text:span><text:span text:style-name="T15">; devuelve un iterable que puede recorrerse con </text:span><text:span text:style-name="Source_20_Text"><text:span text:style-name="T15">for</text:span></text:span><text:span text:style-name="T15">, o convertir</text:span><text:span text:style-name="T18">se</text:span><text:span text:style-name="T15"> en una lista; esto último permite usar </text:span><text:span text:style-name="Source_20_Text"><text:span text:style-name="T15">zip</text:span></text:span><text:span text:style-name="T15"> <text:s/>para trasponer una matriz.</text:span></text:p>
      <text:p text:style-name="Código">&gt;&gt;&gt; # ejemplo con zip</text:p>
      <text:p text:style-name="Código"><text:span text:style-name="T15">&gt;&gt;&gt; </text:span>for it in zip([1, 2, 3], ["A", "B", "C"]):</text:p>
      <text:p text:style-name="Código"><text:tab/>print(it, end=" ")</text:p>
      <text:p text:style-name="Código"><text:tab/></text:p>
      <text:p text:style-name="P29">(1, 'A') (2, 'B') (3, 'C')</text:p>
      <text:p text:style-name="P29"><text:span text:style-name="Source_20_Text"/></text:p>
      <text:p text:style-name="P29"><text:span text:style-name="Source_20_Text"><text:span text:style-name="T15">&gt;&gt;&gt; # transposición de una matriz</text:span></text:span></text:p>
      <text:p text:style-name="P29"><text:span text:style-name="Source_20_Text"><text:span text:style-name="T14">&gt;&gt;&gt; list(zip(*mat))</text:span></text:span></text:p>
      <text:p text:style-name="P29"><text:span text:style-name="Source_20_Text"><text:span text:style-name="T14">[(0, 3, 6), (1, 4, 7), (2, 5, 8)] </text:span></text:span></text:p>
      <text:p text:style-name="P10">Los elementos de una lista peden eliminarse con <text:span text:style-name="Source_20_Text">del</text:span>:</text:p>
      <text:p text:style-name="Código">&gt;&gt;&gt; # <text:s/>serializa o aplana una matriz</text:p>
      <text:p text:style-name="Código">&gt;&gt;&gt; nums = [ i for fil in mat for i in fil]</text:p>
      <text:p text:style-name="Código">&gt;&gt;&gt; nums</text:p>
      <text:p text:style-name="Código">[0, 1, 2, 3, 4, 5, 6, 7, 8]</text:p>
      <text:p text:style-name="Código">&gt;&gt;&gt; del nums[0] <text:s text:c="2"/># borra primer elemento</text:p>
      <text:p text:style-name="Código">&gt;&gt;&gt; nums</text:p>
      <text:p text:style-name="Código">[1, 2, 3, 4, 5, 6, 7, 8]</text:p>
      <text:p text:style-name="Código">&gt;&gt;&gt; del nums[-1] <text:s text:c="2"/># borra último elemento</text:p>
      <text:p text:style-name="Código">&gt;&gt;&gt; nums</text:p>
      <text:p text:style-name="Código">[1, 2, 3, 4, 5, 6, 7]</text:p>
      <text:p text:style-name="Código"><text:soft-page-break/>&gt;&gt;&gt; del nums[3:5] <text:s/># borra una rebanada (slice)</text:p>
      <text:p text:style-name="Código">&gt;&gt;&gt; nums</text:p>
      <text:p text:style-name="Código">[1, 2, 3, 6, 7]</text:p>
      <text:p text:style-name="Código">&gt;&gt;&gt; del nums[:] <text:s text:c="3"/># borra toda la lista</text:p>
      <text:p text:style-name="Código">&gt;&gt;&gt; nums</text:p>
      <text:p text:style-name="Código">[]</text:p>
      <text:p text:style-name="P20">Módulo ejemplo: <text:span text:style-name="T33">l</text:span><text:span text:style-name="Source_20_Text"><text:span text:style-name="T34">ist</text:span></text:span><text:span text:style-name="Source_20_Text"><text:span text:style-name="T33">_comp</text:span></text:span><text:span text:style-name="Source_20_Text">.py</text:span>.</text:p>
      <text:p text:style-name="P20"/>
      <text:h text:style-name="P39" text:outline-level="3"><text:bookmark-start text:name="__RefHeading___Toc11371_3545566123"/>Tuplas<text:bookmark-end text:name="__RefHeading___Toc11371_3545566123"/></text:h>
      <text:p text:style-name="P11"><text:span text:style-name="T19">Una </text:span><text:span text:style-name="T5">tupla</text:span><text:span text:style-name="T19"> es una secuencia inmutable de elementos; </text:span><text:span text:style-name="T5">inmutable</text:span><text:span text:style-name="T19"> significa que no se pueden alterar. Una cadena de caracteres también es inmutable. </text:span></text:p>
      <text:p text:style-name="P11"/>
      <text:p text:style-name="P12">Sintaxis: <text:span text:style-name="Source_20_Text">()</text:span><text:span text:style-name="T27"> </text:span><text:s/><text:span text:style-name="T27">;</text:span><text:span text:style-name="T35"> </text:span><text:span text:style-name="Source_20_Text"><text:span text:style-name="T35">elem,</text:span></text:span><text:span text:style-name="T35"> ;</text:span><text:span text:style-name="T27"> </text:span><text:s/><text:span text:style-name="Source_20_Text">(elem, )</text:span><text:span text:style-name="T27"> <text:s/>; <text:s/></text:span><text:span text:style-name="Source_20_Text">(elem, elem, ... )</text:span><text:span text:style-name="T27"> <text:s/>; </text:span><text:s/><text:span text:style-name="Source_20_Text">tuple(lista)</text:span></text:p>
      <text:p text:style-name="P12">El comando <text:span text:style-name="Source_20_Text">help("tuple")</text:span> muestra los métodos definidos para la clase.</text:p>
      <text:p text:style-name="P11"/>
      <text:p text:style-name="Código">&gt;&gt;&gt; t0 = () <text:s text:c="2"/><text:span text:style-name="T20"><text:s text:c="13"/></text:span># una tupla vacía</text:p>
      <text:p text:style-name="Código">&gt;&gt;&gt; t1 = 'uno', <text:s text:c="2"/><text:span text:style-name="T20"><text:s text:c="9"/></text:span># tupla de un elemento; notar la coma final</text:p>
      <text:p text:style-name="Código">&gt;&gt;&gt; t11 = ('single') <text:s/><text:span text:style-name="T20"><text:s text:c="5"/></text:span># <text:span text:style-name="T20">NO ES UNA </text:span>tupla<text:span text:style-name="T20">, sino un string</text:span></text:p>
      <text:p text:style-name="P30">&gt;&gt;&gt; t12 = ('single',)<text:span text:style-name="T20"> <text:s text:c="5"/># es una tupla, notar la coma</text:span></text:p>
      <text:p text:style-name="Código">&gt;&gt;&gt; t3 = 'agua', 'piedra', 'palo' <text:s text:c="2"/><text:span text:style-name="T20"><text:s text:c="2"/></text:span># tupla de 3 elementos</text:p>
      <text:p text:style-name="Código">&gt;&gt;&gt; t3<text:span text:style-name="T20">1</text:span> = ('aire', 'pozo', 'pasto')<text:span text:style-name="T20"> <text:s/></text:span><text:s/># tupla definida con paréntesis</text:p>
      <text:p text:style-name="Código">&gt;&gt;&gt; for tp in t0, t1, t11, t12, t3, t3<text:span text:style-name="T20">1</text:span>:</text:p>
      <text:p text:style-name="Código"><text:tab/>print(type(tp), tp)</text:p>
      <text:p text:style-name="Código"><text:tab/></text:p>
      <text:p text:style-name="Código">&lt;class 'tuple'&gt; ()</text:p>
      <text:p text:style-name="Código">&lt;class 'tuple'&gt; ('uno',)</text:p>
      <text:p text:style-name="Código">&lt;class 'str'&gt; single</text:p>
      <text:p text:style-name="Código">&lt;class 'tuple'&gt; ('single',)</text:p>
      <text:p text:style-name="Código">&lt;class 'tuple'&gt; ('agua', 'piedra', 'palo')</text:p>
      <text:p text:style-name="Código">&lt;class 'tuple'&gt; ('aire', 'pozo', 'pasto')</text:p>
      <text:p text:style-name="Código"/>
      <text:p text:style-name="Código">&gt;&gt;&gt; x, y, z = t3 <text:s text:c="3"/># desempaquetado de una tupla</text:p>
      <text:p text:style-name="Código">&gt;&gt;&gt; x, y, z<text:span text:style-name="T20"> <text:s text:c="8"/># muestra como una tupla</text:span><text:span text:style-name="T6"> ...</text:span></text:p>
      <text:p text:style-name="Código">('agua', 'piedra', 'palo')</text:p>
      <text:p text:style-name="Código">&gt;&gt;&gt; print(x, y, z)<text:span text:style-name="T20"> <text:s/># ... pero las variables tienen cada una su valor</text:span></text:p>
      <text:p text:style-name="Código">agua piedra palo</text:p>
      <text:p text:style-name="Código">&gt;&gt;&gt; t3[1]<text:span text:style-name="T20"> <text:s text:c="10"/># referencia a un elemento específico de una tupla</text:span></text:p>
      <text:p text:style-name="Código">'piedra'</text:p>
      <text:p text:style-name="P8"/>
      <text:h text:style-name="P40" text:outline-level="3"><text:bookmark-start text:name="__RefHeading___Toc920_635396442"/>Conjuntos<text:bookmark-end text:name="__RefHeading___Toc920_635396442"/></text:h>
      <text:p text:style-name="P6"><text:span text:style-name="T21">En Python un conjunto se define colocando sus elementos entre llaves </text:span><text:span text:style-name="Source_20_Text"><text:span text:style-name="T21">{ }</text:span></text:span><text:span text:style-name="T21"> o con la función </text:span><text:span text:style-name="Source_20_Text"><text:span text:style-name="T21">set</text:span></text:span><text:span text:style-name="T21">.</text:span></text:p>
      <text:p text:style-name="P6"/>
      <text:p text:style-name="P12">Sintaxis: <text:span text:style-name="Source_20_Text">{ elem, elem, elem, ...}</text:span><text:span text:style-name="Source_20_Text"><text:span text:style-name="T27"> <text:s/>;</text:span></text:span><text:span text:style-name="Source_20_Text"> set( [elem, elem, elem, ...] }</text:span></text:p>
      <text:p text:style-name="P12">El comando <text:span text:style-name="Source_20_Text">help("set")</text:span> muestra los métodos definidos para la clase.</text:p>
      <text:p text:style-name="P6"/>
      <text:p text:style-name="Código">&gt;&gt;&gt; cajon = {"manzana", "banana", "naranja", "pera", "durazno"}<text:span text:style-name="T22"> <text:s/># crea</text:span><text:span text:style-name="T35">ción</text:span></text:p>
      <text:p text:style-name="Código">&gt;&gt;&gt; caja = set(["manzana", "uva", "higo"])<text:span text:style-name="T22"> <text:s text:c="2"/></text:span><text:span text:style-name="T35"><text:s text:c="8"/></text:span><text:span text:style-name="T22"># crea </text:span><text:span text:style-name="T35">con </text:span><text:span text:style-name="T22">set y lista</text:span></text:p>
      <text:p text:style-name="Código">&gt;&gt;&gt; print(type(caja), cajon)</text:p>
      <text:p text:style-name="Código">&lt;class 'set'&gt; {'naranja', 'manzana', 'durazno', 'pera', 'banana'}</text:p>
      <text:p text:style-name="Código">&gt;&gt;&gt; print(type(caja), caja)</text:p>
      <text:p text:style-name="Código">&lt;class 'set'&gt; {'manzana', 'uva', 'higo'}</text:p>
      <text:p text:style-name="Código">&gt;&gt;&gt; "banana" in caja<text:span text:style-name="T22"> <text:s text:c="8"/># verifica pertenencia a</text:span><text:span text:style-name="T35">l</text:span><text:span text:style-name="T22"> conjunto</text:span></text:p>
      <text:p text:style-name="Código">True</text:p>
      <text:p text:style-name="P31">&gt;&gt;&gt; "durazno" in caja<text:span text:style-name="T22"> <text:s text:c="7"/># verifica pertenencia a</text:span><text:span text:style-name="T35">l</text:span><text:span text:style-name="T22"> conjunto</text:span></text:p>
      <text:p text:style-name="Código">False</text:p>
      <text:p text:style-name="Código"><text:soft-page-break/></text:p>
      <text:p text:style-name="Código">&gt;&gt;&gt; caja.add("banana")<text:span text:style-name="T22"> <text:s text:c="6"/># agrega elemento a un conjunto</text:span></text:p>
      <text:p text:style-name="Código">&gt;&gt;&gt; caja</text:p>
      <text:p text:style-name="Código">{'banana', 'manzana', 'uva', 'higo'}</text:p>
      <text:p text:style-name="Código">&gt;&gt;&gt; caja.add("banana")<text:span text:style-name="T22"> <text:s text:c="6"/># no agrega elemento existente</text:span></text:p>
      <text:p text:style-name="Código">&gt;&gt;&gt; caja<text:span text:style-name="T22"> </text:span></text:p>
      <text:p text:style-name="Código">{'banana', 'manzana', 'uva', 'higo'}</text:p>
      <text:p text:style-name="Código"/>
      <text:p text:style-name="P32"># operaciones con conjuntos<text:span text:style-name="T35">, con operadores y con métodos de conjuntos</text:span></text:p>
      <text:p text:style-name="P32">&gt;&gt;&gt; cajon - caja<text:span text:style-name="T24"> <text:s text:c="8"/># </text:span><text:span text:style-name="T35">== </text:span><text:span text:style-name="T24">cajon.difference(caja)</text:span></text:p>
      <text:p text:style-name="P32">{'naranja', 'pera', 'durazno'}</text:p>
      <text:p text:style-name="P32">&gt;&gt;&gt; cajon | caja<text:span text:style-name="T24"> <text:s text:c="8"/># </text:span><text:span text:style-name="T35">== </text:span><text:span text:style-name="T24">cajon.union(caja)</text:span></text:p>
      <text:p text:style-name="P32">{'naranja', 'manzana', 'durazno', 'pera', 'banana', 'higo', 'uva'}</text:p>
      <text:p text:style-name="P33">&gt;&gt;&gt; cajon &amp; caja<text:span text:style-name="T24"> <text:s text:c="8"/># </text:span><text:span text:style-name="T35">== </text:span><text:span text:style-name="T24">cajon.intersection(caja)</text:span></text:p>
      <text:p text:style-name="P32">{'banana', 'manzana'}</text:p>
      <text:p text:style-name="P32">&gt;&gt;&gt; cajon ^ caja<text:span text:style-name="T24"> <text:s text:c="8"/># </text:span><text:span text:style-name="T35">== </text:span><text:span text:style-name="T24">cajon.symmetric_difference(caja)</text:span></text:p>
      <text:p text:style-name="P32">{'naranja', 'durazno', 'pera', 'higo', 'uva'}</text:p>
      <text:p text:style-name="P32"/>
      <text:p text:style-name="P32">caja.remove('manzana')<text:span text:style-name="T24"> <text:s text:c="2"/># </text:span><text:span text:style-name="T35">eliminar elemento, da </text:span><text:span text:style-name="T24">KeyError si no está</text:span></text:p>
      <text:p text:style-name="P32">&gt;&gt;&gt; caja</text:p>
      <text:p text:style-name="P32">{'banana', 'uva', 'higo'}</text:p>
      <text:p text:style-name="P15"/>
      <text:h text:style-name="P41" text:outline-level="3"><text:bookmark-start text:name="__RefHeading___Toc963_635396442"/>Diccionarios<text:bookmark-end text:name="__RefHeading___Toc963_635396442"/></text:h>
      <text:p text:style-name="P16">Un <text:span text:style-name="T2">diccionario</text:span> es un conjunto de parejas <text:span text:style-name="T2">clave:valor</text:span>. Dada una clave, es posible obtener su valor. Cada clave debe ser única en un mismo diccionario. Si se intenta agregar al diccionario una pareja <text:span text:style-name="T2">clave:valor</text:span> cuando la clave ya existe en el diccionario, esa clave quedará asociada al nuevo valor.</text:p>
      <text:p text:style-name="P16"/>
      <text:p text:style-name="P17">Sintaxis: <text:span text:style-name="Source_20_Text">{ clave:valor, ... } ; dict( [ (clave, valor), ... ]</text:span><text:span text:style-name="Source_20_Text"><text:span text:style-name="T36"> )</text:span></text:span></text:p>
      <text:p text:style-name="P13">El comando <text:span text:style-name="Source_20_Text">help("</text:span><text:span text:style-name="Source_20_Text"><text:span text:style-name="T27">dict</text:span></text:span><text:span text:style-name="Source_20_Text">")</text:span> muestra los métodos definidos para la clase.</text:p>
      <text:p text:style-name="P13"/>
      <text:p text:style-name="P35">&gt;&gt;&gt; stock = {"tornillos":50, "tuercas":80, "clavos":120}</text:p>
      <text:p text:style-name="Código">&gt;&gt;&gt; stock["clavos"]</text:p>
      <text:p text:style-name="Código">120</text:p>
      <text:p text:style-name="Código"><text:span text:style-name="T25">&gt;&gt;&gt; # </text:span>stock["resortes"]<text:span text:style-name="T25"> <text:s text:c="5"/># KeyError, no existe la clave</text:span></text:p>
      <text:p text:style-name="Código">&gt;&gt;&gt; stock["arandelas"]=33 <text:s text:c="3"/># agrega pareja clave valor</text:p>
      <text:p text:style-name="Código">&gt;&gt;&gt; stock["clavos"] = 12 <text:s text:c="4"/># cambia valor de clave existente</text:p>
      <text:p text:style-name="Código">&gt;&gt;&gt; stock</text:p>
      <text:p text:style-name="Código">{'tornillos': 50, 'tuercas': 80, 'clavos': 12, 'arandelas': 33}</text:p>
      <text:p text:style-name="Código"/>
      <text:p text:style-name="Código">&gt;&gt;&gt; stock.keys()<text:span text:style-name="T25"> <text:s text:c="12"/># iterable de claves</text:span></text:p>
      <text:p text:style-name="P34">dict_keys(['tornillos', 'tuercas', 'clavos', 'arandelas'])</text:p>
      <text:p text:style-name="Código">&gt;&gt;&gt; for key in <text:span text:style-name="T25">stock.</text:span>keys<text:span text:style-name="T25">()</text:span>:</text:p>
      <text:p text:style-name="Código"><text:tab/>print(key, end=" ")</text:p>
      <text:p text:style-name="Código"/>
      <text:p text:style-name="Código">tornillos tuercas clavos arandelas </text:p>
      <text:p text:style-name="Código"/>
      <text:p text:style-name="Código">&gt;&gt;&gt; stock.values()<text:span text:style-name="T26"> <text:s text:c="10"/># iterable de valores</text:span></text:p>
      <text:p text:style-name="Código">dict_values([50, 80, 12, 33])</text:p>
      <text:p text:style-name="Código">&gt;&gt;&gt; stock.items()<text:span text:style-name="T26"> <text:s text:c="11"/># iterable de tuplas (clave, valor)</text:span></text:p>
      <text:p text:style-name="Código">dict_items([('tornillos', 50), ('tuercas', 80), ('clavos', 12), ('arandelas', 33)])</text:p>
      <text:p text:style-name="Código"/>
      <text:p text:style-name="Código">&gt;&gt;&gt; stock_mas = dict( [ ("bulones",3), ("tacos",33), ("clavos",888) ] )</text:p>
      <text:p text:style-name="Código">&gt;&gt;&gt; stock_mas</text:p>
      <text:p text:style-name="Código">{'bulones': 3, 'tacos': 33, 'clavos': 888}</text:p>
      <text:p text:style-name="Código">&gt;&gt;&gt; stock.update(stock_mas)<text:span text:style-name="T26"> <text:s text:c="3"/># agrega o actualiza stock con stock_mas</text:span></text:p>
      <text:p text:style-name="Código">&gt;&gt;&gt; stock</text:p>
      <text:p text:style-name="Código">{'tornillos': 50, 'tuercas': 80, 'clavos': 888, 'arandelas': 33, 'bulones': 3, 'tacos': 33}</text:p>
      <text:p text:style-name="Código"><text:soft-page-break/></text:p>
      <text:p text:style-name="Código">&gt;&gt;&gt; pp = stock_mas.pop("tacos")<text:span text:style-name="T28"> <text:s/># elimina un elemento, KeyError si no está</text:span></text:p>
      <text:p text:style-name="Código">&gt;&gt;&gt; pp</text:p>
      <text:p text:style-name="Código">33</text:p>
      <text:p text:style-name="Código">&gt;&gt;&gt; stock_mas.clear()<text:span text:style-name="T28"> <text:s text:c="5"/></text:span><text:span text:style-name="T36"><text:s text:c="6"/></text:span><text:span text:style-name="T28"># borra items, deja el diccionario vacío</text:span></text:p>
      <text:p text:style-name="Código">&gt;&gt;&gt; stock_mas</text:p>
      <text:p text:style-name="Código">{}</text:p>
      <text:p text:style-name="P1"/>
      <text:h text:style-name="Heading_20_3" text:outline-level="3"><text:bookmark-start text:name="__RefHeading___Toc1088_635396442"/>Ejercicios<text:bookmark-end text:name="__RefHeading___Toc1088_635396442"/></text:h>
      <text:list xml:id="list866674428" text:style-name="L2">
        <text:list-item>
          <text:p text:style-name="P43"><text:span text:style-name="T17">Estudiar el capítulo </text:span><text:a xlink:type="simple" xlink:href="https://docs.python.org/es/3/tutorial/datastructures.html" text:style-name="Internet_20_link" text:visited-style-name="Visited_20_Internet_20_Link">Estructuras de datos</text:a> en el <text:a xlink:type="simple" xlink:href="https://docs.python.org/es/3/tutorial/" text:style-name="Internet_20_link" text:visited-style-name="Visited_20_Internet_20_Link">Tutorial de Python</text:a><text:span text:style-name="T16">.</text:span><text:span text:style-name="T17"> probando en IDLE u otro intérprete de comandos los ejemplos allí propuestos. Probar también los ejemplos propuestos en el presente capítulo.</text:span></text:p>
        </text:list-item>
      </text:list>
      <text:p text:style-name="P7"/>
      <text:list xml:id="list173659448088357" text:continue-numbering="true" text:style-name="L2">
        <text:list-item>
          <text:p text:style-name="P44"><text:span text:style-name="T31">Mirar</text:span> la documentación de las estructuras tratadas en este capítulo. Se puede ver en la documentación de la <text:a xlink:type="simple" xlink:href="https://docs.python.org/es/3/library/index.html" text:style-name="Internet_20_link" text:visited-style-name="Visited_20_Internet_20_Link">Biblioteca Estándar de Python</text:a>, <text:span text:style-name="T37">seccion</text:span>e<text:span text:style-name="T37">s</text:span> <text:a xlink:type="simple" xlink:href="https://docs.python.org/es/3/library/stdtypes.html#sequence-types-list-tuple-range" text:style-name="Internet_20_link" text:visited-style-name="Visited_20_Internet_20_Link">Tipos secuencia (</text:a><text:a xlink:type="simple" xlink:href="https://docs.python.org/es/3/library/stdtypes.html#sequence-types-list-tuple-range" text:style-name="Internet_20_link" text:visited-style-name="Visited_20_Internet_20_Link"><text:span text:style-name="Source_20_Text">list, tuple, range</text:span></text:a><text:a xlink:type="simple" xlink:href="https://docs.python.org/es/3/library/stdtypes.html#sequence-types-list-tuple-range" text:style-name="Internet_20_link" text:visited-style-name="Visited_20_Internet_20_Link">)</text:a>, <text:a xlink:type="simple" xlink:href="https://docs.python.org/es/3/library/stdtypes.html#set-types-set-frozenset" text:style-name="Internet_20_link" text:visited-style-name="Visited_20_Internet_20_Link">Conjuntos (</text:a><text:a xlink:type="simple" xlink:href="https://docs.python.org/es/3/library/stdtypes.html#set-types-set-frozenset" text:style-name="Internet_20_link" text:visited-style-name="Visited_20_Internet_20_Link"><text:span text:style-name="Source_20_Text">set</text:span></text:a><text:a xlink:type="simple" xlink:href="https://docs.python.org/es/3/library/stdtypes.html#set-types-set-frozenset" text:style-name="Internet_20_link" text:visited-style-name="Visited_20_Internet_20_Link">)</text:a>, y <text:a xlink:type="simple" xlink:href="https://docs.python.org/es/3/library/stdtypes.html#mapping-types-dict" text:style-name="Internet_20_link" text:visited-style-name="Visited_20_Internet_20_Link">Tipos mapa (</text:a><text:a xlink:type="simple" xlink:href="https://docs.python.org/es/3/library/stdtypes.html#mapping-types-dict" text:style-name="Internet_20_link" text:visited-style-name="Visited_20_Internet_20_Link"><text:span text:style-name="Source_20_Text">dict</text:span></text:a><text:a xlink:type="simple" xlink:href="https://docs.python.org/es/3/library/stdtypes.html#mapping-types-dict" text:style-name="Internet_20_link" text:visited-style-name="Visited_20_Internet_20_Link">)</text:a>. Un resumen se puede ver en el intértprete con comandos <text:span text:style-name="Source_20_Text">help("list")</text:span>, <text:span text:style-name="Source_20_Text"><text:span text:style-name="T37">help("tuple")</text:span></text:span><text:span text:style-name="T37">, </text:span>etc.</text:p>
          <text:p text:style-name="P44"/>
        </text:list-item>
        <text:list-item>
          <text:p text:style-name="P45">En la biblioteca <text:span text:style-name="Source_20_Text">collections</text:span> se encuentra la estructura <text:span text:style-name="Source_20_Text">deque</text:span>, apta para implementar listas donde puede agregarse o quitarse elementos de cualquiera de los dos extremos en forma eficiente.<text:line-break/>a) Estudiar la ayuda para esta estructura. Se puede ver en la documentación de la <text:a xlink:type="simple" xlink:href="https://docs.python.org/es/3/library/index.html" text:style-name="Internet_20_link" text:visited-style-name="Visited_20_Internet_20_Link">Biblioteca Estándar de Python</text:a>, Collections, <text:a xlink:type="simple" xlink:href="https://docs.python.org/es/3/library/collections.html#deque-objects" text:style-name="Internet_20_link" text:visited-style-name="Visited_20_Internet_20_Link">Objetos deque</text:a>, o en forma resumida en el comando <text:span text:style-name="Source_20_Text">help("collections.deque")</text:span>.<text:line-break/><text:span text:style-name="T32">b) ¿Cómo se puede importar la estructura </text:span><text:span text:style-name="Source_20_Text"><text:span text:style-name="T32">deque</text:span></text:span><text:span text:style-name="T32">?</text:span><text:line-break/><text:span text:style-name="T32">c</text:span>) ¿Qué métodos permiten implementar una lista FIFO? <text:s/>(<text:span text:style-name="T2">First In, First Out</text:span>, primero en entrar primero en salir).<text:line-break/><text:span text:style-name="T32">d</text:span>) ¿Qué <text:span text:style-name="T37">métodos</text:span> permiten implementar una li<text:span text:style-name="T32">s</text:span>ta LIFO? (<text:span text:style-name="T2">Last In, First Out</text:span>, último en entrar, primero en salir).<text:line-break/><text:span text:style-name="T32">e</text:span>) Crear un deque con los elementos "c","d","e".<text:span text:style-name="T30"> Mostrar su contenido.</text:span> Agregar a la izquierda "b", a la derecha "f"<text:span text:style-name="T30">; el contenido quedar en "b", </text:span>"c","d","e"<text:span text:style-name="T30">, "f".<text:line-break/></text:span><text:span text:style-name="T32">f</text:span><text:span text:style-name="T30">) Quitar</text:span><text:span text:style-name="T37"> y mostrar</text:span><text:span text:style-name="T30"> los elementos primero y último. El deque debe quedar en el estado original.</text:span></text:p>
        </text:list-item>
      </text:list>
      <text:p text:style-name="P7"/>
      <text:p text:style-name="P25"/>
      <text:p text:style-name="Text_20_body"/>
      <text:p text:style-name="P21"/>
      <text:p text:style-name="Standard"/>
      <text:p text:style-name="Standard"/>
      <text:p text:style-name="Standard"/>
      <text:p text:style-name="Horizontal_20_Line"/>
      <table:table table:name="Tabla2" table:style-name="Tabla2">
        <table:table-column table:style-name="Tabla2.A"/>
        <table:table-column table:style-name="Tabla2.B"/>
        <table:table-row table:style-name="TableLine94105579949552">
          <table:table-cell table:style-name="Tabla2.A1" office:value-type="string">
            <text:p text:style-name="P26"><draw:frame draw:style-name="fr1" draw:name="Imagen3" text:anchor-type="paragraph" svg:width="2.999cm" svg:height="1.048cm" draw:z-index="0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P24"><text:span text:style-name="T8">Copyright: </text:span>Victor Gonzalez-Barbone.<text:line-break/>Esta obra s<text:span text:style-name="T9">e</text:span> <text:span text:style-name="T8">publicada </text:span>bajo una Licencia Creative Commons Atribución-CompartirIgual 4.0 Internacional.</text:p>
            <text:p text:style-name="P23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1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" fo:font-family="'Liberation Mono'" style:font-family-generic="modern" style:font-pitch="fixed" fo:font-size="10pt" officeooo:rsid="00361f0f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1" fo:font-family="'Liberation Mono'" style:font-style-name="Normal" style:font-family-generic="modern" style:font-pitch="fixed" fo:font-size="12pt" style:font-name-asian="Noto Sans Mono CJK SC1" style:font-family-asian="'Noto Sans Mono CJK SC'" style:font-style-name-asian="Normal" style:font-family-generic-asian="swiss" style:font-pitch-asian="variable" style:font-name-complex="Liberation Mono1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fo:background-color="#dee6ef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4-18T17:36:57.424525605</dc:date>
    <meta:editing-duration>P1DT59M29S</meta:editing-duration>
    <meta:editing-cycles>95</meta:editing-cycles>
    <meta:generator>LibreOffice/6.4.7.2$Linux_X86_64 LibreOffice_project/40$Build-2</meta:generator>
    <dc:creator>Víctor González Barbone</dc:creator>
    <meta:document-statistic meta:table-count="1" meta:image-count="1" meta:object-count="0" meta:page-count="6" meta:paragraph-count="236" meta:word-count="2073" meta:character-count="12564" meta:non-whitespace-character-count="10424"/>
  </office:meta>
</office:document-meta>
</file>